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salientes</text:p>
          </table:table-cell>
          <table:table-cell office:value-type="string" calcext:value-type="string">
            <text:p>entrantes</text:p>
          </table:table-cell>
          <table:table-cell office:value-type="string" calcext:value-type="string">
            <text:p>prob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3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5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599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582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122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172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9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7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150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2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554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478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150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6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</table:table>
      <table:named-expressions/>
      <table:database-ranges>
        <table:database-range table:name="__Anonymous_Sheet_DB__0" table:target-range-address="Hoja1.I1:Hoja1.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4:11:10.881669385</meta:creation-date>
    <dc:date>2018-04-14T04:28:40.945920876</dc:date>
    <meta:editing-duration>PT6M50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